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itelblatt</text:h>
      <text:h text:style-name="P1" text:outline-level="3">Kurzfassung</text:h>
      <text:h text:style-name="P1" text:outline-level="3">Inhaltsverzeichnis</text:h>
      <text:h text:style-name="P1" text:outline-level="3">Einleitung</text:h>
      <text:h text:style-name="P1" text:outline-level="3">Grundlagen</text:h>
      <text:h text:style-name="P1" text:outline-level="3">Durchführung</text:h>
      <text:h text:style-name="P1" text:outline-level="3">Ergebnisse</text:h>
      <text:h text:style-name="P1" text:outline-level="3">Interpretation</text:h>
      <text:p text:style-name="Text_20_body"/>
      <text:h text:style-name="P1" text:outline-level="3">Fazit</text:h>
      <text:h text:style-name="P1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0T09:32:54.694000000</dc:date>
    <meta:editing-duration>PT1M56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10" meta:paragraph-count="10" meta:word-count="10" meta:character-count="106" meta:non-whitespace-character-count="106"/>
  </office:meta>
</office:document-meta>
</file>